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6000002C0D6364FC241331E1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e6ed" officeooo:paragraph-rsid="0002e6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<text:s text:c="28"/></text:p>
      <text:p text:style-name="P1"/>
      <text:p text:style-name="P1"/>
      <text:p text:style-name="P1"/>
      <text:p text:style-name="P1"/>
      <text:p text:style-name="P1"><text:s text:c="13"/></text:p>
      <text:p text:style-name="P1"/>
      <text:p text:style-name="P1"/>
      <text:p text:style-name="P1"><draw:frame draw:style-name="fr1" draw:name="Image1" text:anchor-type="char" svg:x="1.4484in" svg:y="0.0563in" svg:width="3.6374in" svg:height="5.8339in" draw:z-index="0"><draw:image xlink:href="Pictures/1000000100000186000002C0D6364FC241331E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09:58:42.833000000</meta:creation-date>
    <dc:date>2024-03-15T12:44:36.088000000</dc:date>
    <meta:editing-duration>PT3M59S</meta:editing-duration>
    <meta:editing-cycles>2</meta:editing-cycles>
    <meta:generator>LibreOffice/7.5.2.2$Windows_X86_64 LibreOffice_project/53bb9681a964705cf672590721dbc85eb4d0c3a2</meta:generator>
    <meta:document-statistic meta:table-count="0" meta:image-count="1" meta:object-count="0" meta:page-count="1" meta:paragraph-count="2" meta:word-count="0" meta:character-count="41" meta:non-whitespace-character-count="0"/>
  </office:meta>
</office:document-meta>
</file>